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1" svg:font-family="Calibri"/>
    <style:font-face style:name="Symbol" svg:font-family="Symbol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loext:contextual-spacing="false" fo:line-height="115%" fo:text-align="start" style:justify-single-word="false"/>
    </style:style>
    <style:style style:name="P2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fo:color="#4bacc6" style:font-name="Calibri1" fo:font-size="14pt" fo:font-weight="bold" fo:background-color="transparent" style:font-name-asian="Calibri1" style:font-name-complex="Calibri1"/>
    </style:style>
    <style:style style:name="P3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style:use-window-font-color="true" style:font-name="Calibri1" fo:font-size="11pt" fo:font-style="italic" fo:font-weight="normal" fo:background-color="transparent" style:font-name-asian="Calibri1" style:font-name-complex="Calibri1"/>
    </style:style>
    <style:style style:name="P4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style:use-window-font-color="true" style:font-name="Calibri1" fo:font-size="11pt" fo:font-style="italic" fo:font-weight="bold" fo:background-color="transparent" style:font-name-asian="Calibri1" style:font-name-complex="Calibri1"/>
    </style:style>
    <style:style style:name="P5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style:use-window-font-color="true" style:font-name="Calibri1" fo:font-size="11pt" fo:font-weight="bold" fo:background-color="transparent" style:font-name-asian="Calibri1" style:font-name-complex="Calibri1"/>
    </style:style>
    <style:style style:name="P6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style:use-window-font-color="true" style:font-name="Calibri1" fo:font-size="11pt" fo:font-style="italic" fo:font-weight="bold" fo:background-color="transparent" style:font-name-asian="Calibri1" style:font-name-complex="Calibri1"/>
    </style:style>
    <style:style style:name="P7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style:use-window-font-color="true" style:font-name="Calibri1" fo:font-size="11pt" fo:font-style="italic" fo:font-weight="normal" fo:background-color="transparent" style:font-name-asian="Calibri1" style:font-name-complex="Calibri1"/>
    </style:style>
    <style:style style:name="P8" style:family="paragraph" style:parent-style-name="Standard" style:list-style-name="L1">
      <style:paragraph-properties fo:margin-top="0cm" fo:margin-bottom="0.353cm" loext:contextual-spacing="false" fo:line-height="115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9" style:family="paragraph" style:parent-style-name="Standard" style:list-style-name="L2">
      <style:paragraph-properties fo:margin-top="0cm" fo:margin-bottom="0.353cm" loext:contextual-spacing="false" fo:line-height="115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10" style:family="paragraph" style:parent-style-name="Standard" style:list-style-name="L3">
      <style:paragraph-properties fo:margin-top="0cm" fo:margin-bottom="0.353cm" loext:contextual-spacing="false" fo:line-height="115%" fo:text-align="start" style:justify-single-word="false"/>
      <style:text-properties style:use-window-font-color="true" style:font-name="Calibri1" fo:font-size="11pt" fo:font-weight="normal" officeooo:rsid="001d9685" officeooo:paragraph-rsid="001d9685" fo:background-color="transparent" style:font-name-asian="Calibri1" style:font-weight-asian="normal" style:font-name-complex="Calibri1" style:font-weight-complex="normal"/>
    </style:style>
    <style:style style:name="P11" style:family="paragraph" style:parent-style-name="Standard" style:list-style-name="L5">
      <style:paragraph-properties fo:margin-top="0cm" fo:margin-bottom="0.353cm" loext:contextual-spacing="false" fo:line-height="115%" fo:text-align="start" style:justify-single-word="false"/>
      <style:text-properties style:use-window-font-color="true" style:font-name="Calibri1" fo:font-size="11pt" fo:font-weight="normal" officeooo:rsid="001d9685" officeooo:paragraph-rsid="001d9685" fo:background-color="transparent" style:font-name-asian="Calibri1" style:font-weight-asian="normal" style:font-name-complex="Calibri1" style:font-weight-complex="normal"/>
    </style:style>
    <style:style style:name="P12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style:use-window-font-color="true" style:font-name="Calibri1" fo:font-size="11pt" fo:font-weight="bold" fo:background-color="transparent" style:font-name-asian="Calibri1" style:font-name-complex="Calibri1"/>
    </style:style>
    <style:style style:name="P13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style:use-window-font-color="true" style:font-name="Calibri1" fo:font-size="11pt" fo:font-weight="bold" officeooo:rsid="001c2be5" officeooo:paragraph-rsid="001c2be5" fo:background-color="transparent" style:font-name-asian="Calibri1" style:font-name-complex="Calibri1"/>
    </style:style>
    <style:style style:name="P14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style:use-window-font-color="true" style:font-name="Calibri1" fo:font-size="13pt" fo:font-weight="bold" officeooo:rsid="001c2be5" officeooo:paragraph-rsid="001c2be5" fo:background-color="transparent" style:font-name-asian="Calibri1" style:font-size-asian="13pt" style:font-name-complex="Calibri1" style:font-size-complex="13pt"/>
    </style:style>
    <style:style style:name="T1" style:family="text">
      <style:text-properties style:use-window-font-color="true" style:font-name="Calibri1" fo:font-size="11pt" fo:font-weight="normal" fo:background-color="transparent" loext:char-shading-value="0" style:font-name-asian="Calibri1" style:font-name-complex="Calibri1"/>
    </style:style>
    <style:style style:name="T2" style:family="text">
      <style:text-properties style:use-window-font-color="true" style:font-name="Calibri1" fo:font-size="11pt" fo:font-weight="bold" fo:background-color="transparent" loext:char-shading-value="0" style:font-name-asian="Calibri1" style:font-name-complex="Calibri1"/>
    </style:style>
    <style:style style:name="T3" style:family="text">
      <style:text-properties style:use-window-font-color="true" style:font-name="Calibri1" fo:font-size="11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Calibri1" style:font-name-complex="Calibri1"/>
    </style:style>
    <style:style style:name="T4" style:family="text">
      <style:text-properties style:use-window-font-color="true" style:font-name="Calibri1" fo:font-size="11pt" style:text-underline-style="solid" style:text-underline-width="auto" style:text-underline-color="font-color" fo:font-weight="normal" officeooo:rsid="001ae702" style:text-underline-mode="continuous" style:text-overline-mode="continuous" style:text-line-through-mode="continuous" fo:background-color="transparent" loext:char-shading-value="0" style:font-name-asian="Calibri1" style:font-name-complex="Calibri1"/>
    </style:style>
    <style:style style:name="T5" style:family="text">
      <style:text-properties fo:color="#0000ff" style:font-name="Calibri1" fo:font-size="11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Calibri1" style:font-name-complex="Calibri1"/>
    </style:style>
    <style:style style:name="T6" style:family="text">
      <style:text-properties officeooo:rsid="001c2be5"/>
    </style:style>
    <text:list-style style:name="L1">
      <text:list-level-style-bullet text:level="1" text:bullet-char="•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bullet-char="•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kademia C# .NET 2017 (PL)</text:p>
      <text:p text:style-name="P4">Członkowie grupy:</text:p>
      <text:p text:style-name="P3">-Karol Szczepański</text:p>
      <text:p text:style-name="P3">-Adrian Konkol</text:p>
      <text:p text:style-name="P1"><text:a xlink:type="simple" xlink:href="https://github.com/Blackweather" text:style-name="Internet_20_link" text:visited-style-name="Visited_20_Internet_20_Link"><text:span text:style-name="T5">https://github.com/Blackweather</text:span></text:a><text:span text:style-name="T3">/</text:span><text:span text:style-name="T4">programmer-planner</text:span></text:p>
      <text:p text:style-name="P1"><text:span text:style-name="T2">Pomysł: </text:span><text:span text:style-name="T1">Aplikacja - planer dla programistów</text:span></text:p>
      <text:p text:style-name="P1"><text:span text:style-name="T2">Technologie: </text:span><text:span text:style-name="T1">C# + WPF</text:span></text:p>
      <text:p text:style-name="P5">Funkcje:</text:p>
      <text:list xml:id="list1163831733" text:style-name="L1">
        <text:list-item>
          <text:p text:style-name="P8">Ustalanie terminów</text:p>
        </text:list-item>
        <text:list-item>
          <text:p text:style-name="P8">Kalendarz</text:p>
        </text:list-item>
        <text:list-item>
          <text:p text:style-name="P8">Zapisywanie ważnych algorytmów</text:p>
        </text:list-item>
        <text:list-item>
          <text:p text:style-name="P8">Notatki</text:p>
        </text:list-item>
        <text:list-item>
          <text:p text:style-name="P8">Uprzedzanie o deadlin<text:span text:style-name="T6">e’</text:span>ach</text:p>
        </text:list-item>
        <text:list-item>
          <text:p text:style-name="P8">Przypomnienia</text:p>
        </text:list-item>
      </text:list>
      <text:p text:style-name="P5">+ładna szata graficzna</text:p>
      <text:p text:style-name="P14">Podział pracy:</text:p>
      <text:p text:style-name="P13">Karol Szczepański:</text:p>
      <text:list xml:id="list434507107" text:style-name="L3">
        <text:list-item>
          <text:p text:style-name="P10">Terminy, kalendarz, notatki, rzeczy związane z klasą Calendar</text:p>
        </text:list-item>
      </text:list>
      <text:p text:style-name="P13">Adrian Konkol:</text:p>
      <text:list xml:id="list133063684" text:style-name="L5">
        <text:list-item>
          <text:p text:style-name="P11">GUI, algorytmy, deadline, przypomnienia</text:p>
        </text:list-item>
      </text:list>
      <text:p text:style-name="P2">C# .NET Academy 2017 (EN)</text:p>
      <text:p text:style-name="P4">Group members:</text:p>
      <text:p text:style-name="P3">-Karol Szczepański</text:p>
      <text:p text:style-name="P3">-Adrian Konkol</text:p>
      <text:p text:style-name="P1"><text:a xlink:type="simple" xlink:href="https://github.com/Blackweather" text:style-name="Internet_20_link" text:visited-style-name="Visited_20_Internet_20_Link"><text:span text:style-name="T5">https://github.com/Blackweather</text:span></text:a><text:span text:style-name="T3">/</text:span><text:span text:style-name="T4">programmer-planner</text:span></text:p>
      <text:p text:style-name="P1"><text:span text:style-name="T2">Idea: </text:span><text:span text:style-name="T1">App - planner for programmers</text:span></text:p>
      <text:p text:style-name="P1"><text:span text:style-name="T2">Technologies: </text:span><text:span text:style-name="T1">C# + WPF</text:span></text:p>
      <text:p text:style-name="P5">Features:</text:p>
      <text:list xml:id="list412433578" text:style-name="L2">
        <text:list-item>
          <text:p text:style-name="P9"><text:soft-page-break/>Setting deadlines</text:p>
        </text:list-item>
        <text:list-item>
          <text:p text:style-name="P9">Calendar</text:p>
        </text:list-item>
        <text:list-item>
          <text:p text:style-name="P9">Saving important algorithms</text:p>
        </text:list-item>
        <text:list-item>
          <text:p text:style-name="P9">Notes</text:p>
        </text:list-item>
        <text:list-item>
          <text:p text:style-name="P9">Deadline handling</text:p>
        </text:list-item>
        <text:list-item>
          <text:p text:style-name="P9">Reminders</text:p>
        </text:list-item>
      </text:list>
      <text:p text:style-name="P5">+nice graphic layou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1" svg:font-family="Calibri"/>
    <style:font-face style:name="Symbol" svg:font-family="Symbol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style:font-name="Calibri" fo:font-size="11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5T13:23:59.340000000</dc:date>
    <meta:editing-duration>PT5M38S</meta:editing-duration>
    <meta:editing-cycles>3</meta:editing-cycles>
    <meta:generator>LibreOffice/5.3.1.2$Windows_X86_64 LibreOffice_project/e80a0e0fd1875e1696614d24c32df0f95f03deb2</meta:generator>
    <meta:document-statistic meta:table-count="0" meta:image-count="0" meta:object-count="0" meta:page-count="2" meta:paragraph-count="35" meta:word-count="105" meta:character-count="772" meta:non-whitespace-character-count="716"/>
  </office:meta>
</office:document-meta>
</file>